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J</mi>
              <mrow>
                <mi>l</mi>
                <mi>m</mi>
              </mrow>
            </msub>
            <mrow>
              <mi/>
              <mo stretchy="false">=</mo>
              <mi/>
            </mrow>
            <mrow>
              <munder>
                <mo stretchy="false">∑</mo>
                <mi>i</mi>
              </munder>
              <msub>
                <mi>m</mi>
                <mi>i</mi>
              </msub>
            </mrow>
            <mrow>
              <mo stretchy="false">(</mo>
              <mrow>
                <msubsup>
                  <mrow>
                    <mstyle mathvariant="bold">
                      <mrow>
                        <mi>r</mi>
                      </mrow>
                    </mstyle>
                  </mrow>
                  <mi>i</mi>
                  <mn>2</mn>
                </msubsup>
                <msub>
                  <mo stretchy="false">δ</mo>
                  <mrow>
                    <mi>l</mi>
                    <mi>m</mi>
                  </mrow>
                </msub>
                <mrow>
                  <mi/>
                  <mo stretchy="false">−</mo>
                  <mi/>
                </mrow>
                <msub>
                  <mi>x</mi>
                  <mrow>
                    <mi>i</mi>
                    <mi>l</mi>
                  </mrow>
                </msub>
                <msub>
                  <mi>x</mi>
                  <mrow>
                    <mi>i</mi>
                    <mi>m</mi>
                  </mrow>
                </msub>
              </mrow>
              <mo stretchy="false">)</mo>
            </mrow>
            <mi/>
            <mi>;</mi>
            <mi/>
            <mi>l</mi>
            <mi>,</mi>
            <mi>m</mi>
            <mrow>
              <mi/>
              <mo stretchy="false">=</mo>
              <mi/>
            </mrow>
            <mn>1,2</mn>
            <mn>,3</mn>
          </mrow>
        </mtd>
      </mtr>
      <mtr>
        <mtd>
          <mrow>
            <mtable>
              <mtr>
                <mtd>
                  <mrow>
                    <msub>
                      <mo stretchy="false">δ</mo>
                      <mrow>
                        <mi>l</mi>
                        <mi>m</mi>
                      </mrow>
                    </msub>
                    <mrow>
                      <mi/>
                      <mo stretchy="false">=</mo>
                      <mi/>
                    </mrow>
                    <mn>1</mn>
                    <mtext> für </mtext>
                    <mi>l</mi>
                    <mrow>
                      <mi/>
                      <mo stretchy="false">=</mo>
                      <mi/>
                    </mrow>
                    <mi>m</mi>
                  </mrow>
                </mtd>
              </mtr>
              <mtr>
                <mtd>
                  <mrow>
                    <msub>
                      <mo stretchy="false">δ</mo>
                      <mrow>
                        <mi>l</mi>
                        <mi>m</mi>
                      </mrow>
                    </msub>
                    <mrow>
                      <mi/>
                      <mo stretchy="false">=</mo>
                      <mi/>
                    </mrow>
                    <mn>0</mn>
                    <mtext> für </mtext>
                    <mi>l</mi>
                    <mrow>
                      <mi/>
                      <mo stretchy="false">≠</mo>
                      <mi/>
                    </mrow>
                    <mi>m</mi>
                  </mrow>
                </mtd>
              </mtr>
            </mtable>
          </mrow>
        </mtd>
      </mtr>
    </mtable>
    <annotation encoding="StarMath 5.0">J _{l m} `=` sum from i m_i ({bold r} _i ^2 %delta_{l m} `-` x_{i l} x_{i m}) `;~ l,m `=` 1,2,3 newline
binom{%delta _{l m} `=` 1 " für " l`=`m}{%delta _{l m} `=` 0 " für " l ` &lt;&gt; ` m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2:31:55.990000000</meta:creation-date>
    <meta:generator>LibreOffice/4.1.4.2$Windows_x86 LibreOffice_project/0a0440ccc0227ad9829de5f46be37cfb6edcf72</meta:generator>
  </office:meta>
</office:document-meta>
</file>